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1000003C225C04275E9ECED84.png" manifest:media-type="image/png"/>
  <manifest:file-entry manifest:full-path="Pictures/10000201000006180000038C92B1D40F53381FBA.png" manifest:media-type="image/png"/>
  <manifest:file-entry manifest:full-path="Pictures/100002010000048B000003F71F3FA771A9DC1B0D.png" manifest:media-type="image/png"/>
  <manifest:file-entry manifest:full-path="Pictures/100002010000048E0000024577D43C2F6C46AE38.png" manifest:media-type="image/png"/>
  <manifest:file-entry manifest:full-path="Pictures/100002010000059C0000045E2CF1133EB341B930.png" manifest:media-type="image/png"/>
  <manifest:file-entry manifest:full-path="Pictures/100002010000048F000002B62575727156EC01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94cm" svg:stroke-color="#00a65d" draw:marker-start-width="0.938cm" draw:marker-end="Arrow" draw:marker-end-width="1.038cm" draw:fill="none" draw:textarea-vertical-align="middle" fo:padding-top="0.369cm" fo:padding-bottom="0.369cm" fo:padding-left="0.494cm" fo:padding-right="0.494cm"/>
    </style:style>
    <style:style style:name="gr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f413d"/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54cm" svg:height="9.593cm" svg:x="0.351cm" svg:y="9.759cm">
          <draw:image xlink:href="Pictures/100002010000048E0000024577D43C2F6C46AE38.png" xlink:type="simple" xlink:show="embed" xlink:actuate="onLoad">
            <text:p/>
          </draw:image>
        </draw:frame>
        <draw:frame draw:style-name="gr1" draw:text-style-name="P1" draw:layer="layout" svg:width="19.344cm" svg:height="11.503cm" svg:x="0.36cm" svg:y="19.398cm">
          <draw:image xlink:href="Pictures/100002010000048F000002B62575727156EC016C.png" xlink:type="simple" xlink:show="embed" xlink:actuate="onLoad">
            <text:p/>
          </draw:image>
        </draw:frame>
        <draw:frame draw:style-name="gr1" draw:text-style-name="P1" draw:layer="layout" svg:width="19.419cm" svg:height="16.948cm" svg:x="0.3cm" svg:y="30.998cm">
          <draw:image xlink:href="Pictures/100002010000048B000003F71F3FA771A9DC1B0D.png" xlink:type="simple" xlink:show="embed" xlink:actuate="onLoad">
            <text:p/>
          </draw:image>
        </draw:frame>
        <draw:frame draw:style-name="gr1" draw:text-style-name="P1" draw:layer="layout" svg:width="18.72cm" svg:height="10.895cm" svg:x="24.458cm" svg:y="10.253cm">
          <draw:image xlink:href="Pictures/10000201000006180000038C92B1D40F53381FBA.png" xlink:type="simple" xlink:show="embed" xlink:actuate="onLoad">
            <text:p/>
          </draw:image>
        </draw:frame>
        <draw:frame draw:style-name="gr1" draw:text-style-name="P1" draw:layer="layout" svg:width="17.018cm" svg:height="13.25cm" svg:x="24.458cm" svg:y="21.133cm">
          <draw:image xlink:href="Pictures/100002010000059C0000045E2CF1133EB341B930.png" xlink:type="simple" xlink:show="embed" xlink:actuate="onLoad">
            <text:p/>
          </draw:image>
        </draw:frame>
        <draw:frame draw:style-name="gr1" draw:text-style-name="P1" draw:layer="layout" svg:width="17.34cm" svg:height="12.704cm" svg:x="24.39cm" svg:y="34.383cm">
          <draw:image xlink:href="Pictures/1000020100000521000003C225C04275E9ECED84.png" xlink:type="simple" xlink:show="embed" xlink:actuate="onLoad">
            <text:p/>
          </draw:image>
        </draw:frame>
        <draw:connector draw:style-name="gr2" draw:text-style-name="P2" draw:layer="layout" draw:type="line" svg:x1="19.288cm" svg:y1="14.133cm" svg:x2="24.368cm" svg:y2="15.257cm" svg:d="M19288 14133l5080 1124" svg:viewBox="0 0 5081 1125">
          <text:p/>
        </draw:connector>
        <draw:custom-shape draw:style-name="gr3" draw:text-style-name="P3" draw:layer="layout" svg:width="1.796cm" svg:height="1.796cm" draw:transform="rotate (0.785398163397448) translate (18.526cm 15.47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484.1889117043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96cm" svg:height="1.796cm" draw:transform="rotate (0.785398163397448) translate (18.653cm 30.08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484.1889117043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9.812cm" svg:height="3.401cm" svg:x="0.492cm" svg:y="5.854cm">
          <draw:text-box>
            <text:p text:style-name="P4"><text:span text:style-name="T1">Original</text:span></text:p>
            <text:p text:style-name="P4"><text:span text:style-name="T1">Jupyter Notebook</text:span></text:p>
          </draw:text-box>
        </draw:frame>
        <draw:frame draw:style-name="gr4" draw:text-style-name="P5" draw:layer="layout" svg:width="19.812cm" svg:height="3.401cm" svg:x="23.919cm" svg:y="5.982cm">
          <draw:text-box>
            <text:p text:style-name="P4"><text:span text:style-name="T1">Converted</text:span></text:p>
            <text:p text:style-name="P4"><text:span text:style-name="T1">Py-Fi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0T12:55:25.649047980</meta:creation-date>
    <dc:date>2019-09-20T14:15:36.023498929</dc:date>
    <meta:editing-duration>PT9M48S</meta:editing-duration>
    <meta:editing-cycles>2</meta:editing-cycles>
    <meta:generator>LibreOffice/6.0.7.3$Linux_X86_64 LibreOffice_project/00m0$Build-3</meta:generator>
    <meta:document-statistic meta:object-count="11"/>
  </office:meta>
</office:document-meta>
</file>